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7"><text:tab/>Projektová dokumentácia obsahujúca analýzu, špecifikáciu a návrh riešenia, v rozsahu 46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5. 11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5T05:40:29</dc:date>
    <meta:editing-cycles>8</meta:editing-cycles>
    <meta:editing-duration>PT10H47M2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5" meta:character-count="461"/>
  </office:meta>
</office:document-meta>
</file>